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f3620" officeooo:paragraph-rsid="000f3620"/>
    </style:style>
    <style:style style:name="P2" style:family="paragraph" style:parent-style-name="Standard">
      <style:text-properties officeooo:rsid="000dc42c" officeooo:paragraph-rsid="000dc42c"/>
    </style:style>
    <style:style style:name="P3" style:family="paragraph" style:parent-style-name="Standard">
      <style:text-properties officeooo:rsid="000f3620" officeooo:paragraph-rsid="000f3620"/>
    </style:style>
    <style:style style:name="P4" style:family="paragraph" style:parent-style-name="Standard">
      <style:text-properties officeooo:rsid="000fd601" officeooo:paragraph-rsid="000fd601"/>
    </style:style>
    <style:style style:name="P5" style:family="paragraph" style:parent-style-name="Standard">
      <style:text-properties officeooo:rsid="0012c076" officeooo:paragraph-rsid="0012c076"/>
    </style:style>
    <style:style style:name="P6" style:family="paragraph" style:parent-style-name="Standard">
      <style:text-properties officeooo:paragraph-rsid="0017bd21"/>
    </style:style>
    <style:style style:name="P7" style:family="paragraph" style:parent-style-name="Standard">
      <style:text-properties fo:color="#800080" officeooo:rsid="000dc42c" officeooo:paragraph-rsid="000dc42c"/>
    </style:style>
    <style:style style:name="T1" style:family="text">
      <style:text-properties fo:color="#800080"/>
    </style:style>
    <style:style style:name="T2" style:family="text">
      <style:text-properties fo:color="#800080" style:font-name="Noto Sans CJK SC"/>
    </style:style>
    <style:style style:name="T3" style:family="text">
      <style:text-properties fo:color="#800080" officeooo:rsid="000f3620"/>
    </style:style>
    <style:style style:name="T4" style:family="text">
      <style:text-properties fo:color="#800080" officeooo:rsid="000fd642"/>
    </style:style>
    <style:style style:name="T5" style:family="text">
      <style:text-properties fo:color="#800080" officeooo:rsid="0015bdd3"/>
    </style:style>
    <style:style style:name="T6" style:family="text">
      <style:text-properties fo:color="#800080" officeooo:rsid="000fd601"/>
    </style:style>
    <style:style style:name="T7" style:family="text">
      <style:text-properties fo:color="#000000"/>
    </style:style>
    <style:style style:name="T8" style:family="text">
      <style:text-properties fo:color="#000000" officeooo:rsid="0017bd21"/>
    </style:style>
    <style:style style:name="T9" style:family="text">
      <style:text-properties fo:font-variant="normal" fo:text-transform="none" fo:color="#000000" style:font-name="Menlo" fo:font-size="9.75pt" fo:letter-spacing="normal" fo:font-style="normal" fo:font-weight="normal" fo:background-color="transparent" loext:char-shading-value="0" loext:padding="0cm" loext:border="none"/>
    </style:style>
    <style:style style:name="T10" style:family="text">
      <style:text-properties fo:font-variant="normal" fo:text-transform="none" fo:color="#800080" style:font-name="Menlo" fo:font-size="9.75pt" fo:letter-spacing="normal" fo:font-style="normal" fo:font-weight="normal" fo:background-color="transparent" loext:char-shading-value="0" loext:padding="0cm" loext:border="none"/>
    </style:style>
    <style:style style:name="T11" style:family="text">
      <style:text-properties fo:color="#ff0000"/>
    </style:style>
    <style:style style:name="T12" style:family="text">
      <style:text-properties fo:color="#ff0000" fo:background-color="transparent" loext:char-shading-value="0"/>
    </style:style>
    <style:style style:name="T13" style:family="text">
      <style:text-properties fo:color="#ff0000" officeooo:rsid="000f3620"/>
    </style:style>
    <style:style style:name="T14" style:family="text">
      <style:text-properties fo:color="#ff0000" officeooo:rsid="0013ee86"/>
    </style:style>
    <style:style style:name="T15" style:family="text">
      <style:text-properties fo:color="#ff0000" officeooo:rsid="000fd601"/>
    </style:style>
    <style:style style:name="T16" style:family="text">
      <style:text-properties fo:color="#ff0000" officeooo:rsid="0017bd21"/>
    </style:style>
    <style:style style:name="T17" style:family="text">
      <style:text-properties officeooo:rsid="000fd601"/>
    </style:style>
    <style:style style:name="T18" style:family="text">
      <style:text-properties officeooo:rsid="000fd642"/>
    </style:style>
    <style:style style:name="T19" style:family="text">
      <style:text-properties officeooo:rsid="0015bdd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git clone: </text:span><text:span text:style-name="T7">baixa um arquivo do git no computador. </text:span><text:span text:style-name="T11">git clone link</text:span><text:span text:style-name="T14">Url</text:span></text:p>
      <text:p text:style-name="P7"/>
      <text:p text:style-name="P2"><text:span text:style-name="T1">git rm </text:span>: remove o arquivo. git rm arquivo.txt . OBS: Depois tem que commitar.</text:p>
      <text:p text:style-name="P2"/>
      <text:p text:style-name="P2"><text:span text:style-name="T1">git log </text:span><text:span text:style-name="T2">–-diff-filter=D –-summary</text:span> : Filtra as diferenças e exibe em forma de sumário. Tras os log de arquivos deletados. Pega os 4 primeiros caracteres e executa o outro comando</text:p>
      <text:p text:style-name="P2"/>
      <text:p text:style-name="P2"><text:span text:style-name="T1">git checkout </text:span><text:span text:style-name="T3">NUMERO</text:span><text:span text:style-name="T4">~1 </text:span>: <text:span text:style-name="T18">V</text:span>olta a ser o commit valido que você ressucitou e olhou o índice com o comando acima. <text:span text:style-name="T13">g</text:span><text:span text:style-name="T11">it checkout 4442~1 arquivoARecuperar</text:span>.</text:p>
      <text:p text:style-name="P2"/>
      <text:p text:style-name="P3">Git ignore: IGNORA arquivos que você não quer adicionar no git.</text:p>
      <text:p text:style-name="P3">PRIMEIRO CRIA O ARQUIVO COM <text:span text:style-name="T1">touch .gitignore</text:span></text:p>
      <text:p text:style-name="P3">Então escreve no arquivo com <text:span text:style-name="T1">cat &gt;&gt; .gitignore</text:span> os arquivos que quer . <text:span text:style-name="T12">*.txt</text:span> ignora todos os arquivos .txt.</text:p>
      <text:p text:style-name="P3"/>
      <text:p text:style-name="P1"><text:span text:style-name="Source_20_Text"><text:span text:style-name="T10">sudo snap install --classic code</text:span></text:span><text:span text:style-name="Source_20_Text"><text:span text:style-name="T9"> : instala o code</text:span></text:span></text:p>
      <text:p text:style-name="P3"/>
      <text:p text:style-name="P3"><text:span text:style-name="T1">Code</text:span>: abre no arquivo editor de texto CODE. <text:span text:style-name="T11">code arquivo.txt</text:span></text:p>
      <text:p text:style-name="P3"/>
      <text:p text:style-name="P2"/>
      <text:p text:style-name="P4">git pull: Verifica se tem mudança e já faz o merge.</text:p>
      <text:p text:style-name="P4">git push -u orign master : poe o git no github</text:p>
      <text:p text:style-name="P4">git fetch : verifica se há alguma atualização.</text:p>
      <text:p text:style-name="P4"/>
      <text:p text:style-name="P6"><text:span text:style-name="T6">git push --set-upstream origin master</text:span><text:span text:style-name="T17"> : </text:span><text:span text:style-name="T19">Adiciona a referencia da origin master, ai pode usar apenas o comando </text:span><text:span text:style-name="T5">git push. </text:span><text:span text:style-name="T8">OBS: pode usar para mandar outra branch.</text:span></text:p>
      <text:p text:style-name="P6"><text:span text:style-name="T8"><text:s/></text:span><text:span text:style-name="T15">git push --set-upstream origin </text:span><text:span text:style-name="T16">novaBranch</text:span><text:span text:style-name="T15"> </text:span>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0T14:06:11.364798411</meta:creation-date>
    <meta:generator>LibreOffice/6.4.7.2$Linux_X86_64 LibreOffice_project/40$Build-2</meta:generator>
    <dc:date>2021-05-10T16:56:32.657749644</dc:date>
    <meta:editing-duration>PT1H50M25S</meta:editing-duration>
    <meta:editing-cycles>6</meta:editing-cycles>
    <meta:document-statistic meta:table-count="0" meta:image-count="0" meta:object-count="0" meta:page-count="1" meta:paragraph-count="14" meta:word-count="203" meta:character-count="1137" meta:non-whitespace-character-count="949"/>
  </office:meta>
</office:document-meta>
</file>